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200000C70000371F00000D3B5F60237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000000" draw:fill="solid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frame draw:style-name="gr1" draw:text-style-name="P1" draw:layer="layout" svg:width="24.695cm" svg:height="5.926cm" svg:x="1.508cm" svg:y="3.159cm">
          <draw:image xlink:href="Pictures/200000C70000371F00000D3B5F602379.svm" xlink:type="simple" xlink:show="embed" xlink:actuate="onLoad">
            <text:p/>
          </draw:image>
        </draw:frame>
        <draw:custom-shape draw:style-name="gr2" draw:text-style-name="P1" draw:layer="layout" svg:width="24.511cm" svg:height="3.683cm" svg:x="2.016cm" svg:y="13.7cm">
          <text:p/>
          <draw:enhanced-geometry svg:viewBox="0 0 21600 21600" draw:text-areas="0 ?f0 ?f5 ?f2" draw:type="right-arrow" draw:modifiers="17564.9804177546 7158.957654723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000000" draw:marker-start-width="0.508cm" draw:marker-end-width="0.50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8T16:31:25</meta:creation-date>
    <dc:date>2012-03-28T16:34:58</dc:date>
    <meta:editing-duration>PT3M35S</meta:editing-duration>
    <meta:editing-cycles>1</meta:editing-cycles>
    <meta:document-statistic meta:object-count="2"/>
    <meta:generator>LibreOffice/3.4$Linux LibreOffice_project/340m1$Build-1206</meta:generator>
  </office:meta>
</office:document-meta>
</file>